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Párrafodelista" style:list-style-name="LFO1" style:family="paragraph"/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Párrafodelista" style:list-style-name="LFO1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Párrafodelista" style:list-style-name="LFO1" style:family="paragraph"/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Párrafodelista" style:list-style-name="LFO1" style:family="paragraph"/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Párrafodelista" style:list-style-name="LFO1" style:family="paragraph"/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Párrafodelista" style:list-style-name="LFO1" style:family="paragraph"/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Párrafodelista" style:list-style-name="LFO1" style:family="paragraph"/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Párrafodelista" style:list-style-name="LFO1" style:family="paragraph"/>
    <style:style style:name="T29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Presentacion Ingles</text:p>
      <text:p text:style-name="Normal"/>
      <text:list text:style-name="LFO1" text:continue-numbering="true">
        <text:list-item>
          <text:p text:style-name="P2">What is UX?</text:p>
          <text:list text:continue-numbering="true">
            <text:list-item>
              <text:p text:style-name="P3">Interaction /<text:s/><text:span text:style-name="T4">UX (User Experience)</text:span>: the overall interaction a user has with a product, system, or service.</text:p>
            </text:list-item>
            <text:list-item>
              <text:p text:style-name="P5">Ease /<text:s/>Focuses on how easy, efficient, and pleasant it is for the user.</text:p>
            </text:list-item>
            <text:list-item>
              <text:p text:style-name="P6">Usability /<text:s/>Goes beyond appearance → includes usability, accessibility, and satisfaction.</text:p>
            </text:list-item>
            <text:list-item>
              <text:p text:style-name="P7">Intuitive / <text:s/>Example: how smooth and intuitive a mobile app feels when navigating.</text:p>
            </text:list-item>
          </text:list>
        </text:list-item>
      </text:list>
      <text:p text:style-name="Normal"/>
      <text:p text:style-name="Normal"/>
      <text:list text:style-name="LFO1" text:continue-numbering="true">
        <text:list-item>
          <text:p text:style-name="P8">Key Elements of UX:</text:p>
          <text:list text:continue-numbering="true">
            <text:list-item>
              <text:p text:style-name="P9"><text:span text:style-name="T10">Usability</text:span><text:s/>→ Is it simple to use and understand?</text:p>
            </text:list-item>
            <text:list-item>
              <text:p text:style-name="P11"><text:span text:style-name="T12">Accessibility</text:span><text:s/>→ Can all users, including people with disabilities, use it?</text:p>
            </text:list-item>
            <text:list-item>
              <text:p text:style-name="P13"><text:span text:style-name="T14">Efficiency</text:span><text:s/>→ Does it allow tasks to be completed quickly?</text:p>
            </text:list-item>
            <text:list-item>
              <text:p text:style-name="P15"><text:span text:style-name="T16">Feedback</text:span><text:s/>→ Does the system give clear responses to user actions?</text:p>
            </text:list-item>
            <text:list-item>
              <text:p text:style-name="P17"><text:span text:style-name="T18">Consistency</text:span><text:s/>→ Do similar actions look and behave the same across the system?</text:p>
            </text:list-item>
          </text:list>
        </text:list-item>
      </text:list>
      <text:p text:style-name="Normal"/>
      <text:list text:style-name="LFO1" text:continue-numbering="true">
        <text:list-item>
          <text:p text:style-name="P19">Pros of Good UX</text:p>
          <text:list text:continue-numbering="true">
            <text:list-item>
              <text:p text:style-name="P20"><text:span text:style-name="T21">Improves user satisfaction</text:span><text:s/>→ happy users are more loyal.</text:p>
            </text:list-item>
            <text:list-item>
              <text:p text:style-name="P22"><text:span text:style-name="T23">Saves time and reduces frustration</text:span><text:s/>→ tasks are easier to complete.</text:p>
            </text:list-item>
            <text:list-item>
              <text:p text:style-name="P24"><text:span text:style-name="T25">Increases productivity</text:span><text:s/>→ especially in software and apps.</text:p>
            </text:list-item>
            <text:list-item>
              <text:p text:style-name="P26"><text:span text:style-name="T27">Better accessibility</text:span><text:s/>→ reaches a wider audience.</text:p>
            </text:list-item>
            <text:list-item>
              <text:p text:style-name="P28"><text:span text:style-name="T29">Competitive advantage</text:span><text:s/>→ users prefer products with better experience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SCAR MARTORELL GINER</meta:initial-creator>
    <dc:creator>OSCAR MARTORELL GINER</dc:creator>
    <meta:creation-date>2025-10-02T22:25:00Z</meta:creation-date>
    <dc:date>2025-10-02T22:49:00Z</dc:date>
    <meta:template xlink:href="Normal.dotm" xlink:type="simple"/>
    <meta:editing-cycles>1</meta:editing-cycles>
    <meta:editing-duration>PT1440S</meta:editing-duration>
    <meta:document-statistic meta:page-count="1" meta:paragraph-count="2" meta:word-count="161" meta:character-count="1046" meta:row-count="7" meta:non-whitespace-character-count="887"/>
  </office:meta>
</office:document-meta>
</file>